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85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66" fo:wrap-option="wrap" style:shrink-to-fit="false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style:shrink-to-fit="fals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 style:shrink-to-fit="false"/>
    </style:style>
    <style:style style:name="ce4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aw Text </text:p>
          </table:table-cell>
          <table:table-cell table:style-name="ce4" office:value-type="string" calcext:value-type="string">
            <text:p>Descriptive</text:p>
            <text:p>Codes </text:p>
          </table:table-cell>
          <table:table-cell table:style-name="ce6" office:value-type="string" calcext:value-type="string">
            <text:p>Interpretative</text:p>
            <text:p>Codes </text:p>
          </table:table-cell>
          <table:table-cell table:style-name="ce8" office:value-type="string" calcext:value-type="string">
            <text:p>Overarching</text:p>
            <text:p>Themes </text:p>
          </table:table-cell>
        </table:table-row>
        <table:table-row table:style-name="ro2">
          <table:table-cell table:style-name="ce2" office:value-type="string" calcext:value-type="string">
            <text:p>Was hat dich damals bewegt, ein Abo für einen VoD-Service abzuschliessen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<text:span text:style-name="T1">en Tip hatte ich von meiner Schwester.</text:span> Also die haben sich das schon vorher geholt, und ja..., die hat mir halt dann den Tipp gegeben, dass des so toll ist (*lacht*)</text:p>
          </table:table-cell>
          <table:table-cell office:value-type="string" calcext:value-type="string">
            <text:p>Recommendation by relative</text:p>
          </table:table-cell>
          <table:table-cell office:value-type="string" calcext:value-type="string">
            <text:p>Personal Recommendations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Und was daran fand sie so toll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 , das war halt erstmal neu für sie und sie wollte ihrer Schwester halt berichten... also..., das des halt was für sie wäre.... genau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Ok, nachdem du den Tipp von deiner Schwester erhalten hast, wie bist du danach vorgegangen bzw. Was hast du dann gemacht, bevor du den Vertrag letzendlich abgeschlossen hast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ähhm, ich hab eigentlich <text:span text:style-name="T2">nur meinen Freund gefragt</text:span><text:span text:style-name="T3"> </text:span>und dann.... dann war's plötzlich da! (*lacht*)</text:p>
          </table:table-cell>
          <table:table-cell office:value-type="string" calcext:value-type="string">
            <text:p>consults spouse before registration</text:p>
          </table:table-cell>
          <table:table-cell office:value-type="string" calcext:value-type="string">
            <text:p>Personal Recommendations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Und die Registrierung...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ine Ahnung, hat alles mein Freund gemacht.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dann würde ich jetzt einfach mal fragen, bei welchen Gelegenheiten nutzt du denn das Angebot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Ähm,<text:span text:style-name="T1"> Neuheiten, Filme.</text:span>.. (*überlegt*)</text:p>
          </table:table-cell>
          <table:table-cell office:value-type="string" calcext:value-type="string">
            <text:p>Looks for new releases and movies in general</text:p>
          </table:table-cell>
          <table:table-cell office:value-type="string" calcext:value-type="string">
            <text:p>New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Also nur Filme im Speziell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h was halt grad so... ja... <text:span text:style-name="T1">auch alte Filme schau ich.... Serien.</text:span>.... eigentlich alles</text:p>
          </table:table-cell>
          <table:table-cell office:value-type="string" calcext:value-type="string">
            <text:p>also likes old movies, series</text:p>
          </table:table-cell>
          <table:table-cell office:value-type="string" calcext:value-type="string">
            <text:p>Classic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Und wo und wann schaust du das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istens abends.... im <text:span text:style-name="T1">Wohnzimmer , im Schlafzimmer</text:span>, (*lacht*) überall...</text:p>
          </table:table-cell>
          <table:table-cell office:value-type="string" calcext:value-type="string">
            <text:p>watches in cozy environments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Somit also auf den jeweiligen TVs, die da stehe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, ich also <text:span text:style-name="T1">eigentlich nur auf den Fernsehern</text:span>. Also n<text:span text:style-name="T1">ach der Arbeit zum Auspannen</text:span>.</text:p>
          </table:table-cell>
          <table:table-cell office:value-type="string" calcext:value-type="string">
            <text:p>uses TV only</text:p>
            <text:p>to relax after work</text:p>
          </table:table-cell>
          <table:table-cell office:value-type="string" calcext:value-type="string">
            <text:p>Familiar Devices</text:p>
            <text:p>Relaxation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Ganz allgemein, wie sind denn deine Erfahrungen jetzt mit diesem Syst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*lacht*) ganz ok, passt scho... mittlerweil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as heißt 'mittlerweile'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 Anfang schaut man halt, wo man hinschalten muss, wo man was findet... joah</text:p>
          </table:table-cell>
          <table:table-cell office:value-type="string" calcext:value-type="string">
            <text:p>initial orientation/navigation issues</text:p>
          </table:table-cell>
          <table:table-cell office:value-type="string" calcext:value-type="string">
            <text:p>Ease of use</text:p>
          </table:table-cell>
          <table:table-cell office:value-type="string" calcext:value-type="string">
            <text:p>user needs</text:p>
          </table:table-cell>
        </table:table-row>
        <table:table-row table:style-name="ro3">
          <table:table-cell table:style-name="ce2" office:value-type="string" calcext:value-type="string">
            <text:p>D.h am Anfang hattest du Schwierigkeiten mit der Navigation, was hätte man da deiner Meinung nach evtl. Besser machen könn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mm... keine Ahnung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also im Vergleich zum bisherigen Umgang mit dem Fernsehprogramm, was war anders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eigentlich nicht viel, ich mach h<text:span text:style-name="T1">alt erst die Playstation an und dann funktioniert das schon</text:span>... eigentlich ganz simpel! Also ich hab jetzt keinen Vergleich zu anderen Anbietern</text:p>
          </table:table-cell>
          <table:table-cell office:value-type="string" calcext:value-type="string">
            <text:p>Easy interaction, uses mediaserver(playstation) 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desired features</text:p>
          </table:table-cell>
        </table:table-row>
        <table:table-row table:style-name="ro2">
          <table:table-cell table:style-name="ce2" office:value-type="string" calcext:value-type="string">
            <text:p>Was gefällt dir denn am bestehenden Angebo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ff,...<text:span text:style-name="T1"> Neuheiten!.</text:span>.. ja nicht unbedingt</text:p>
          </table:table-cell>
          <table:table-cell office:value-type="string" calcext:value-type="string">
            <text:p>Likes new releases</text:p>
          </table:table-cell>
          <table:table-cell office:value-type="string" calcext:value-type="string">
            <text:p>New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Was heißt 'nicht unbedingt'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ch <text:span text:style-name="T1">alte Filme</text:span>... was man schon lange nicht mehr gesehen hat (*schmunzelt*)</text:p>
          </table:table-cell>
          <table:table-cell office:value-type="string" calcext:value-type="string">
            <text:p>and classics</text:p>
          </table:table-cell>
          <table:table-cell office:value-type="string" calcext:value-type="string">
            <text:p>Classic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Gibt es denn Sachen, die dir am System nicht gefallen oder dich gar frustriert haben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mm.....ja, das bestimmte Filme was kosten.</text:p>
          </table:table-cell>
          <table:table-cell office:value-type="string" calcext:value-type="string">
            <text:p>Strongly dislikes additional renting fees</text:p>
          </table:table-cell>
          <table:table-cell office:value-type="string" calcext:value-type="string">
            <text:p>Additional Fees</text:p>
          </table:table-cell>
          <table:table-cell office:value-type="string" calcext:value-type="string">
            <text:p>user issues</text:p>
          </table:table-cell>
        </table:table-row>
        <table:table-row table:style-name="ro2">
          <table:table-cell table:style-name="ce2" office:value-type="string" calcext:value-type="string">
            <text:p>Also du hast erwartet, dass du über das System alle Filme für umsonst bekommst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das wäre toll! Ist ja ein Abo. Also ich hätte halt nicht erwartet,<text:span text:style-name="T1"> dass da noch Sachen angeboten werden, die noch was kosten.</text:span> Das ist echt fies!(*lacht*)</text:p>
          </table:table-cell>
          <table:table-cell office:value-type="string" calcext:value-type="string">
            <text:p>Assumes subscription to include all content offered</text:p>
          </table:table-cell>
          <table:table-cell office:value-type="string" calcext:value-type="string">
            <text:p>Additional Fees</text:p>
          </table:table-cell>
          <table:table-cell office:value-type="string" calcext:value-type="string">
            <text:p>user issues</text:p>
          </table:table-cell>
        </table:table-row>
        <table:table-row table:style-name="ro2">
          <table:table-cell table:style-name="ce2" office:value-type="string" calcext:value-type="string">
            <text:p>Und außer der Sache mit den zusätzlichen Kost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...hmm... ne, also wie gesagt, hätt ich einen anderen Vergleich... ne is OK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Hast du denn Vorschläge, ganz allgemein, was man am bestehenden Angebot noch verbessern könnt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mir fällt da ganz spontan nichts ein.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k, und vom Design/Aufmachung der Oberfläche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eigentlich ganz Ok... (überlegt lange) … ach da fällt mir noch ein,<text:span text:style-name="T1"> mir ist scho mal passiert, dass ich da auf ein Bild klicke und danach ganz andere Sachen kommen</text:span>.</text:p>
          </table:table-cell>
          <table:table-cell office:value-type="string" calcext:value-type="string">
            <text:p>Sometimes confused by navigational cues e.g. misleading Images</text:p>
          </table:table-cell>
          <table:table-cell office:value-type="string" calcext:value-type="string">
            <text:p>Misleading Navigation</text:p>
          </table:table-cell>
          <table:table-cell office:value-type="string" calcext:value-type="string">
            <text:p>user issues</text:p>
          </table:table-cell>
        </table:table-row>
        <table:table-row table:style-name="ro2">
          <table:table-cell table:style-name="ce2" office:value-type="string" calcext:value-type="string">
            <text:p>Was ist da genau passier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, da war <text:span text:style-name="T1">ein Bild von einer Serie und danach wurde die dann aber gar nicht mehr angezeigt</text:span>.</text:p>
          </table:table-cell>
          <table:table-cell office:value-type="string" calcext:value-type="string">
            <text:p>misleading navigational imagery</text:p>
          </table:table-cell>
          <table:table-cell office:value-type="string" calcext:value-type="string">
            <text:p>Misleading Navigation</text:p>
          </table:table-cell>
          <table:table-cell office:value-type="string" calcext:value-type="string">
            <text:p>user issues</text:p>
          </table:table-cell>
        </table:table-row>
        <table:table-row table:style-name="ro3">
          <table:table-cell table:style-name="ce2" office:value-type="string" calcext:value-type="string">
            <text:p>Also du hast auf ein Vorschaubild einer Serie geklickt und im nächstem Bildschirm war die dann nicht mehr zu seh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genau, das war nicht so toll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ab es auch mal Situation, wo du nicht mehr weiter wusstest im Syst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eigentlich nicht.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da du das Angebot jetzt schon länger nutzt, hat sich das System irgendwie an deine Sehgewohnheiten mit der Zeit angepass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ist mir nicht aufgefall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u empfindest also, dass sich noch alles so wie am Anfang verhäl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, eigentlich schon.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Ist dir vielleicht an dir selbst was aufgefallen, was sich mit der Zeit verändert hat, also bzgl. Deines Unterhaltungskonsums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ich schau jetzt viel mehr über das [Abo]System, als normales Fernsehen.</text:p>
          </table:table-cell>
          <table:table-cell office:value-type="string" calcext:value-type="string">
            <text:p>Recognizes increased media consumption</text:p>
          </table:table-cell>
          <table:table-cell office:value-type="string" calcext:value-type="string">
            <text:p>Content Consumption</text:p>
          </table:table-cell>
          <table:table-cell office:value-type="string" calcext:value-type="string">
            <text:p>user needs?</text:p>
          </table:table-cell>
        </table:table-row>
        <table:table-row table:style-name="ro2">
          <table:table-cell table:style-name="ce2" office:value-type="string" calcext:value-type="string">
            <text:p>Ja das freud den Anbieter und was könnte der Grund für sei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l ich da lieber rumstöber und schau... (*schmunzelt*)</text:p>
          </table:table-cell>
          <table:table-cell office:value-type="string" calcext:value-type="string">
            <text:p>likes to poke around</text:p>
          </table:table-cell>
          <table:table-cell office:value-type="string" calcext:value-type="string">
            <text:p>Content Discovery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Also das Stöbern..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as ist interessant! <text:span text:style-name="T1">Halt neue Sachen zu finden.. ich schau halt gern</text:span>.(*lacht*)</text:p>
          </table:table-cell>
          <table:table-cell office:value-type="string" calcext:value-type="string">
            <text:p>likes the discovery process</text:p>
          </table:table-cell>
          <table:table-cell office:value-type="string" calcext:value-type="string">
            <text:p>Content Discovery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Ganz allgemein, was ist dir beim Filmeschauen wichtig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a zB. Was könnte dich da in einer solchen Situation stören oder was findest du da gu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unkel sollte es sein...nö, sonst fällt mir nichts ein.</text:p>
          </table:table-cell>
          <table:table-cell office:value-type="string" calcext:value-type="string">
            <text:p>Desires dimmed environmen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Wie wirst du denn allgemein auf Filme und Serien aufmerksam gemach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mm...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so neben dem Stöber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 also am Anfang hab ich mehr reingeschaut als jetzt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s hat sich seitdem geänder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as meiste hab ich halt jetzt schon gesehen (*lach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so allgemein, also wenn du dir z.B. einen neuen Film im Kino anschauen möchtes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o?!! (*überrascht*) eigentlich gar nicht … also mein Freund will ja da gar nicht mehr hin!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rum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Ja das kostet ja wieder was</text:span>! Nö, aslo ich <text:span text:style-name="T1">schau halt öfters am Tag ins System</text:span> und dann sehe ich schon, was mir gefällt, <text:span text:style-name="T1">also über das Stöbern halt </text:span>(*lacht*)</text:p>
          </table:table-cell>
          <table:table-cell office:value-type="string" calcext:value-type="string">
            <text:p>dislikes additional fees, likes random discovery</text:p>
          </table:table-cell>
          <table:table-cell office:value-type="string" calcext:value-type="string">
            <text:p>Price</text:p>
            <text:p>Content Discovery</text:p>
          </table:table-cell>
          <table:table-cell office:value-type="string" calcext:value-type="string">
            <text:p>user fears</text:p>
            <text:p>User needs</text:p>
          </table:table-cell>
        </table:table-row>
        <table:table-row table:style-name="ro3">
          <table:table-cell table:style-name="ce2" office:value-type="string" calcext:value-type="string">
            <text:p>Gut, fhast du sonst noch Anmerkungen, welche von den bisherigen Fragen nicht abgedeckt wurd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ich finds eigentlich ganz OK [das System]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ielen Dank für das Interview!</text:p>
          </table:table-cell>
          <table:table-cell table:number-columns-repeated="3"/>
        </table:table-row>
        <table:table-row table:style-name="ro2" table:number-rows-repeated="104850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.00.0000</text:date>, <text:time style:data-style-name="N2" text:time-value="0000-00-00T21:29:32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3:20:14.661409000</meta:creation-date>
    <dc:date>2014-10-27T21:31:14.500000000</dc:date>
    <meta:editing-duration>PT6H30M12S</meta:editing-duration>
    <meta:editing-cycles>32</meta:editing-cycles>
    <meta:generator>LibreOffice/4.1.6.2$Windows_x86 LibreOffice_project/40ff705089295be5be0aae9b15123f687c05b0a</meta:generator>
    <meta:document-statistic meta:table-count="1" meta:cell-count="132" meta:object-count="0"/>
  </office:meta>
</office:document-meta>
</file>